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[.A3]" style:apply-style-name="cf68" style:base-cell-address="Tabelle1.C3"/>
    </style:style>
    <style:style style:name="ce5" style:family="table-cell">
      <style:map style:condition="of:cell-content()!=&quot;rest/&quot;&amp;[.B3]" style:apply-style-name="cf68" style:base-cell-address="Tabelle1.D3"/>
    </style:style>
    <style:style style:name="ce6" style:family="table-cell">
      <style:map style:condition="of:is-true-formula(ISBLANK([.F3]))" style:apply-style-name="cf15" style:base-cell-address="Tabelle1.F3"/>
    </style:style>
    <style:style style:name="ce7" style:family="table-cell">
      <style:map style:condition="of:cell-content()!=[.A35]" style:apply-style-name="cf68" style:base-cell-address="Tabelle1.C35"/>
    </style:style>
    <style:style style:name="ce8" style:family="table-cell">
      <style:map style:condition="of:is-true-formula(ISBLANK([.F3]))" style:apply-style-name="cf15" style:base-cell-address="Tabelle1.F3"/>
      <style:map style:condition="of:cell-content()!=[.D52]" style:apply-style-name="cf69" style:base-cell-address="Tabelle1.F52"/>
    </style:style>
    <style:style style:name="ce9" style:family="table-cell">
      <style:map style:condition="of:cell-content()!=&quot;rest/&quot;&amp;[.B118]" style:apply-style-name="cf68" style:base-cell-address="Tabelle1.D118"/>
    </style:style>
    <style:style style:name="ce10" style:family="table-cell">
      <style:map style:condition="of:cell-content()!=[.A107]" style:apply-style-name="cf68" style:base-cell-address="Tabelle1.C107"/>
    </style:style>
    <style:style style:name="ce11" style:family="table-cell">
      <style:map style:condition="of:cell-content()!=&quot;rest/&quot;&amp;[.B105]" style:apply-style-name="cf68" style:base-cell-address="Tabelle1.D105"/>
    </style:style>
    <style:style style:name="ce12" style:family="table-cell">
      <style:map style:condition="of:cell-content()!=[.A105]" style:apply-style-name="cf68" style:base-cell-address="Tabelle1.C105"/>
    </style:style>
    <style:style style:name="ce13" style:family="table-cell">
      <style:map style:condition="of:cell-content()!=&quot;rest/&quot;&amp;[.B107]" style:apply-style-name="cf68" style:base-cell-address="Tabelle1.D107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338" table:formula="of:=SUM([.F3:.F119])+11" table:style-name="ce1">
            <text:p>33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AttributeGroup</text:p>
          </table:table-cell>
          <table:table-cell table:style-name="ce1"/>
          <table:table-cell office:value-type="float" office:value="7" table:style-name="ce6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Group/{id}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AttributeGroup/{id}</text:p>
          </table:table-cell>
          <table:table-cell table:style-name="ce1"/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AttributeGroup/{id}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Group/{id}/CanDelete</text:p>
          </table:table-cell>
          <table:table-cell table:style-name="ce1"/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Groups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Groups/InItemType/{id}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Groups/NotInItemType/{id}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AttributeType</text:p>
          </table:table-cell>
          <table:table-cell table:style-name="ce1"/>
          <table:table-cell office:value-type="float" office:value="10" table:style-name="ce6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Type/{id}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AttributeType/{id}</text:p>
          </table:table-cell>
          <table:table-cell table:style-name="ce1"/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AttributeType/{id}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Type/{id}/CanDelete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4">
            <text:p>MOVE</text:p>
          </table:table-cell>
          <table:table-cell office:value-type="string" table:style-name="ce5">
            <text:p>rest/AttributeType/{id}</text:p>
          </table:table-cell>
          <table:table-cell office:value-type="string" table:style-name="ce1">
            <text:p>Changed Method and URL</text:p>
          </table:table-cell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Type/{id}/ItemAttributes/Count</text:p>
          </table:table-cell>
          <table:table-cell table:style-name="ce1"/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Types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Type/{id}/CorrespondingValuesOfType</text:p>
          </table:table-cell>
          <table:table-cell office:value-type="string" table:style-name="ce1">
            <text:p>Changed URL</text:p>
          </table:table-cell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Types/ForGroup/{id}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AttributeTypes/ForItemType/{id}</text:p>
          </table:table-cell>
          <table:table-cell table:style-name="ce1"/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ConfigurationItem</text:p>
          </table:table-cell>
          <table:table-cell table:style-name="ce1"/>
          <table:table-cell office:value-type="float" office:value="10" table:style-name="ce6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{id}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ConfigurationItem/{id}</text:p>
          </table:table-cell>
          <table:table-cell table:style-name="ce1"/>
          <table:table-cell office:value-type="float" office:value="13" table:style-name="ce6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ConfigurationItem/{id}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{id}/Connections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{id}/Connections/ToLower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{id}/Connections/ToUpper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{id}/History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7">
            <text:p>POST</text:p>
          </table:table-cell>
          <table:table-cell office:value-type="string" table:style-name="ce5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7">
            <text:p>DELETE</text:p>
          </table:table-cell>
          <table:table-cell office:value-type="string" table:style-name="ce5">
            <text:p>rest/ConfigurationItem/{id}/Responsibility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{itemId}/Full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ConfigurationItem/Full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type/{itemType}/name/{itemName}</text:p>
          </table:table-cell>
          <table:table-cell table:style-name="ce1"/>
          <table:table-cell office:value-type="float" office:value="6" table:style-name="ce6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/{ids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/{items}/Full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/Available/{ruleId}/{itemsToConnect}</text:p>
          </table:table-cell>
          <table:table-cell table:style-name="ce1"/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/ConnectableAsLowerItem/item/{item}/rule/{rule}</text:p>
          </table:table-cell>
          <table:table-cell table:style-name="ce1"/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figurationItems/ConnectableAsUpperItem/item/{item}/rule/{rule}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4">
            <text:p>SEARCH</text:p>
          </table:table-cell>
          <table:table-cell office:value-type="string" table:style-name="ce5">
            <text:p>rest/ConfigurationItems</text:p>
          </table:table-cell>
          <table:table-cell table:style-name="ce1"/>
          <table:table-cell office:value-type="float" office:value="20" table:style-name="ce6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4">
            <text:p>SEARCH</text:p>
          </table:table-cell>
          <table:table-cell office:value-type="string" table:style-name="ce5">
            <text:p>rest/ConfigurationItems/Full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4">
            <text:p>SEARCH</text:p>
          </table:table-cell>
          <table:table-cell office:value-type="string" table:style-name="ce5">
            <text:p>rest/ConfigurationItem/{id}</text:p>
          </table:table-cell>
          <table:table-cell table:style-name="ce1"/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Connection</text:p>
          </table:table-cell>
          <table:table-cell table:style-name="ce1"/>
          <table:table-cell office:value-type="float" office:value="11" table:style-name="ce6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/{id}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Connection/{id}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ConnectionRule</text:p>
          </table:table-cell>
          <table:table-cell table:style-name="ce1"/>
          <table:table-cell office:value-type="float" office:value="6" table:style-name="ce6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/{id}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ConnectionRule/{id}</text:p>
          </table:table-cell>
          <table:table-cell table:style-name="ce1"/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ConnectionRule/{id}</text:p>
          </table:table-cell>
          <table:table-cell table:style-name="ce1"/>
          <table:table-cell office:value-type="float" office:value="6" table:style-name="ce6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/{id}/CanDelete</text:p>
          </table:table-cell>
          <table:table-cell table:style-name="ce1"/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/{id}/Connections/Count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s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Rules/ForItemType/{id}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ConnectionType</text:p>
          </table:table-cell>
          <table:table-cell table:style-name="ce1"/>
          <table:table-cell office:value-type="float" office:value="7" table:style-name="ce6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Type/{id}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ConnectionType/{id}</text:p>
          </table:table-cell>
          <table:table-cell table:style-name="ce1"/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ConnectionType/{id}</text:p>
          </table:table-cell>
          <table:table-cell table:style-name="ce1"/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Type/{id}/CanDelete</text:p>
          </table:table-cell>
          <table:table-cell table:style-name="ce1"/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Types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ConnectionTypes/AllowedDownward/itemtype/{id}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Import/ConvertFileToTable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Import/DataTable</text:p>
          </table:table-cell>
          <table:table-cell table:style-name="ce1"/>
          <table:table-cell office:value-type="float" office:value="7" table:style-name="ce6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ItemType</text:p>
          </table:table-cell>
          <table:table-cell table:style-name="ce1"/>
          <table:table-cell office:value-type="float" office:value="10" table:style-name="ce6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ItemType/{id}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ItemType/{id}</text:p>
          </table:table-cell>
          <table:table-cell table:style-name="ce1"/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ItemType/{id}</text:p>
          </table:table-cell>
          <table:table-cell table:style-name="ce1"/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ItemType/{id}/CanDelete</text:p>
          </table:table-cell>
          <table:table-cell table:style-name="ce1"/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ItemTypes</text:p>
          </table:table-cell>
          <table:table-cell table:style-name="ce1"/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ItemTypes/ByAllowedAttributeType/{id}</text:p>
          </table:table-cell>
          <table:table-cell table:style-name="ce1"/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AttributeGroupMapping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Mapping</text:p>
          </table:table-cell>
          <table:table-cell table:style-name="ce1"/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TypeAttributeGroupMapping/group/{attributeGroup}/itemType/{itemType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Mapping/group/{groupId}/itemtype/{itemTypeId}</text:p>
          </table:table-cell>
          <table:table-cell table:style-name="ce1"/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AttributeGroupMapping/group/{group}/itemType/{itemType}/CanDelete</text:p>
          </table:table-cell>
          <table:table-cell office:value-type="string" table:style-name="ce12">
            <text:p>GET</text:p>
          </table:table-cell>
          <table:table-cell office:value-type="string" table:style-name="ce11">
            <text:p>rest/Mapping/group/{groupId}/itemtype/{itemTypeId}/canDelete</text:p>
          </table:table-cell>
          <table:table-cell table:style-name="ce1"/>
          <table:table-cell table:style-name="ce6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AttributeGroupMapping/Group/{group}/ItemType/{itemType}/CountAttributes</text:p>
          </table:table-cell>
          <table:table-cell office:value-type="string" table:style-name="ce12">
            <text:p>GET</text:p>
          </table:table-cell>
          <table:table-cell office:value-type="string" table:style-name="ce11">
            <text:p>rest/Mapping/group/{groupId}/itemtype/{itemTypeId}/countAttributes</text:p>
          </table:table-cell>
          <table:table-cell table:style-name="ce1"/>
          <table:table-cell table:style-name="ce6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AttributeGroupMappings</text:p>
          </table:table-cell>
          <table:table-cell office:value-type="string" table:style-name="ce10">
            <text:p>GET</text:p>
          </table:table-cell>
          <table:table-cell office:value-type="string" table:style-name="ce13">
            <text:p>rest/Mappings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MetaData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Proposals/{text}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4">
            <text:p>POST</text:p>
          </table:table-cell>
          <table:table-cell office:value-type="string" table:style-name="ce5">
            <text:p>rest/User</text:p>
          </table:table-cell>
          <table:table-cell table:style-name="ce1"/>
          <table:table-cell office:value-type="float" office:value="7" table:style-name="ce6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4">
            <text:p>PUT</text:p>
          </table:table-cell>
          <table:table-cell office:value-type="string" table:style-name="ce5">
            <text:p>rest/User</text:p>
          </table:table-cell>
          <table:table-cell table:style-name="ce1"/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4">
            <text:p>DELETE</text:p>
          </table:table-cell>
          <table:table-cell office:value-type="string" table:style-name="ce5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User/Current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User/Role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4">
            <text:p>GET</text:p>
          </table:table-cell>
          <table:table-cell office:value-type="string" table:style-name="ce5">
            <text:p>rest/Users</text:p>
          </table:table-cell>
          <table:table-cell table:style-name="ce1"/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4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6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4">
            <text:p>GET</text:p>
          </table:table-cell>
          <table:table-cell office:value-type="string" table:style-name="ce9">
            <text:p>rest/Users/search/{searchText}</text:p>
          </table:table-cell>
          <table:table-cell table:style-name="ce1"/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4">
            <text:p>POST</text:p>
          </table:table-cell>
          <table:table-cell office:value-type="string" table:style-name="ce5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6">
            <text:p>8</text:p>
          </table:table-cell>
          <table:table-cell table:number-columns-repeated="16378"/>
        </table:table-row>
        <table:table-row table:number-rows-repeated="1048457" table:style-name="ro1">
          <table:table-cell table:number-columns-repeated="16384"/>
        </table:table-row>
      </table:table>
      <table:database-ranges>
        <table:database-range table:target-range-address="Tabelle1.A2:Tabelle1.F11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26" style:family="table-cell" style:data-style-name="N0">
      <style:table-cell-properties fo:background-color="#FFE699"/>
    </style:style>
    <style:style style:name="cf27" style:family="table-cell" style:data-style-name="N0">
      <style:table-cell-properties fo:background-color="#FFF2CC"/>
    </style:style>
    <style:style style:name="cf28" style:family="table-cell" style:data-style-name="N0">
      <style:table-cell-properties fo:background-color="#FFE699"/>
    </style:style>
    <style:style style:name="cf29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30" style:family="table-cell" style:data-style-name="N0">
      <style:table-cell-properties fo:background-color="#FFE699"/>
    </style:style>
    <style:style style:name="cf31" style:family="table-cell" style:data-style-name="N0">
      <style:table-cell-properties fo:background-color="#FFF2CC"/>
    </style:style>
    <style:style style:name="cf32" style:family="table-cell" style:data-style-name="N0">
      <style:table-cell-properties fo:background-color="#FFE699"/>
    </style:style>
    <style:style style:name="cf33" style:family="table-cell" style:data-style-name="N0">
      <style:table-cell-properties fo:background-color="#FFF2CC"/>
    </style:style>
    <style:style style:name="cf34" style:family="table-cell" style:data-style-name="N0">
      <style:table-cell-properties fo:background-color="#FFE699"/>
    </style:style>
    <style:style style:name="cf35" style:family="table-cell" style:data-style-name="N0">
      <style:table-cell-properties fo:background-color="#FFF2CC"/>
    </style:style>
    <style:style style:name="cf36" style:family="table-cell" style:data-style-name="N0">
      <style:table-cell-properties fo:background-color="#FFE699"/>
    </style:style>
    <style:style style:name="cf37" style:family="table-cell" style:data-style-name="N0">
      <style:table-cell-properties fo:background-color="#FFF2CC"/>
    </style:style>
    <style:style style:name="cf38" style:family="table-cell" style:data-style-name="N0">
      <style:table-cell-properties fo:background-color="#FFE699"/>
    </style:style>
    <style:style style:name="cf39" style:family="table-cell" style:data-style-name="N0">
      <style:table-cell-properties fo:background-color="#FFF2CC"/>
    </style:style>
    <style:style style:name="cf4" style:family="table-cell" style:data-style-name="N0">
      <style:table-cell-properties fo:background-color="#FFF2CC"/>
    </style:style>
    <style:style style:name="cf40" style:family="table-cell" style:data-style-name="N0">
      <style:table-cell-properties fo:background-color="#FFE699"/>
    </style:style>
    <style:style style:name="cf41" style:family="table-cell" style:data-style-name="N0">
      <style:table-cell-properties fo:background-color="#FFF2CC"/>
    </style:style>
    <style:style style:name="cf42" style:family="table-cell" style:data-style-name="N0">
      <style:table-cell-properties fo:background-color="#FFE699"/>
    </style:style>
    <style:style style:name="cf43" style:family="table-cell" style:data-style-name="N0">
      <style:table-cell-properties fo:background-color="#FFF2CC"/>
    </style:style>
    <style:style style:name="cf44" style:family="table-cell" style:data-style-name="N0">
      <style:table-cell-properties fo:background-color="#FFE699"/>
    </style:style>
    <style:style style:name="cf45" style:family="table-cell" style:data-style-name="N0">
      <style:table-cell-properties fo:background-color="#FFF2CC"/>
    </style:style>
    <style:style style:name="cf46" style:family="table-cell" style:data-style-name="N0">
      <style:table-cell-properties fo:background-color="#FFE699"/>
    </style:style>
    <style:style style:name="cf47" style:family="table-cell" style:data-style-name="N0">
      <style:table-cell-properties fo:background-color="#FFF2CC"/>
    </style:style>
    <style:style style:name="cf48" style:family="table-cell" style:data-style-name="N0">
      <style:table-cell-properties fo:background-color="#FFE699"/>
    </style:style>
    <style:style style:name="cf49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50" style:family="table-cell" style:data-style-name="N0">
      <style:table-cell-properties fo:background-color="#FFE699"/>
    </style:style>
    <style:style style:name="cf51" style:family="table-cell" style:data-style-name="N0">
      <style:table-cell-properties fo:background-color="#FFF2CC"/>
    </style:style>
    <style:style style:name="cf52" style:family="table-cell" style:data-style-name="N0">
      <style:table-cell-properties fo:background-color="#FFE699"/>
    </style:style>
    <style:style style:name="cf53" style:family="table-cell" style:data-style-name="N0">
      <style:table-cell-properties fo:background-color="#FFF2CC"/>
    </style:style>
    <style:style style:name="cf54" style:family="table-cell" style:data-style-name="N0">
      <style:table-cell-properties fo:background-color="#FFE699"/>
    </style:style>
    <style:style style:name="cf55" style:family="table-cell" style:data-style-name="N0">
      <style:table-cell-properties fo:background-color="#FFF2CC"/>
    </style:style>
    <style:style style:name="cf56" style:family="table-cell" style:data-style-name="N0">
      <style:table-cell-properties fo:background-color="#FFE699"/>
    </style:style>
    <style:style style:name="cf57" style:family="table-cell" style:data-style-name="N0">
      <style:table-cell-properties fo:background-color="#FFF2CC"/>
    </style:style>
    <style:style style:name="cf58" style:family="table-cell" style:data-style-name="N0">
      <style:table-cell-properties fo:background-color="#FFE699"/>
    </style:style>
    <style:style style:name="cf59" style:family="table-cell" style:data-style-name="N0">
      <style:table-cell-properties fo:background-color="#FFF2CC"/>
    </style:style>
    <style:style style:name="cf6" style:family="table-cell" style:data-style-name="N0">
      <style:table-cell-properties fo:background-color="#FFF2CC"/>
    </style:style>
    <style:style style:name="cf60" style:family="table-cell" style:data-style-name="N0">
      <style:table-cell-properties fo:background-color="#FFE699"/>
    </style:style>
    <style:style style:name="cf61" style:family="table-cell" style:data-style-name="N0">
      <style:table-cell-properties fo:background-color="#FFF2CC"/>
    </style:style>
    <style:style style:name="cf62" style:family="table-cell" style:data-style-name="N0">
      <style:table-cell-properties fo:background-color="#FFE699"/>
    </style:style>
    <style:style style:name="cf63" style:family="table-cell" style:data-style-name="N0">
      <style:table-cell-properties fo:background-color="#FFF2CC"/>
    </style:style>
    <style:style style:name="cf64" style:family="table-cell" style:data-style-name="N0">
      <style:table-cell-properties fo:background-color="#FFE699"/>
    </style:style>
    <style:style style:name="cf65" style:family="table-cell" style:data-style-name="N0">
      <style:table-cell-properties fo:background-color="#FFF2CC"/>
    </style:style>
    <style:style style:name="cf66" style:family="table-cell" style:data-style-name="N0">
      <style:table-cell-properties fo:background-color="#FFE699"/>
    </style:style>
    <style:style style:name="cf67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68" style:family="table-cell">
      <style:table-cell-properties fo:background-color="#FFE699"/>
      <style:text-properties fo:color="#000000" style:font-family-generic="swiss"/>
    </style:style>
    <style:style style:name="cf69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Michael</meta:initial-creator>
    <dc:creator>Michael</dc:creator>
    <meta:creation-date>2020-08-30T16:22:06Z</meta:creation-date>
    <dc:date>2021-02-22T05:43:16Z</dc:date>
    <meta:editing-cycles>1</meta:editing-cycles>
    <meta:editing-duration>PT0S</meta:editing-duration>
  </office:meta>
</office:document-meta>
</file>